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888cm"/>
    </style:style>
    <style:style style:name="Table1.C" style:family="table-column">
      <style:table-column-properties style:column-width="10.61cm"/>
    </style:style>
    <style:style style:name="Table1.D" style:family="table-column">
      <style:table-column-properties style:column-width="2.2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b4ea9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8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370de" officeooo:paragraph-rsid="002370de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9ccd" officeooo:paragraph-rsid="00239ccd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4a802" officeooo:paragraph-rsid="0024a802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c960b" officeooo:paragraph-rsid="002c960b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dc401" officeooo:paragraph-rsid="002dc401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48cf8" officeooo:paragraph-rsid="00248cf8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left="0cm" fo:margin-right="0cm" fo:margin-top="0cm" fo:margin-bottom="0.353cm" loext:contextual-spacing="true" fo:line-height="115%" fo:text-align="justify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49b7a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2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3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4" style:family="text">
      <style:text-properties fo:color="#000000" style:font-name="Arial" fo:font-size="12pt" officeooo:rsid="0020735f" fo:background-color="#ffffff" loext:char-shading-value="0" style:font-name-asian="Arial1" style:font-size-asian="12pt" style:font-name-complex="Arial1" style:font-size-complex="12pt"/>
    </style:style>
    <style:style style:name="T5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8" style:family="text">
      <style:text-properties officeooo:rsid="00149b7a"/>
    </style:style>
    <style:style style:name="T9" style:family="text">
      <style:text-properties fo:font-weight="bold" officeooo:rsid="003775fb" style:font-weight-asian="bold" style:font-weight-complex="bold"/>
    </style:style>
    <style:style style:name="T10" style:family="text">
      <style:text-properties fo:font-weight="bold" officeooo:rsid="0017ba1c" style:font-weight-asian="bold" style:font-weight-complex="bold"/>
    </style:style>
    <style:style style:name="T11" style:family="text">
      <style:text-properties fo:font-weight="bold" officeooo:rsid="00281ceb" style:font-weight-asian="bold" style:font-weight-complex="bold"/>
    </style:style>
    <style:style style:name="T12" style:family="text">
      <style:text-properties fo:font-weight="bold" officeooo:rsid="0029f69e" style:font-weight-asian="bold" style:font-weight-complex="bold"/>
    </style:style>
    <style:style style:name="T13" style:family="text">
      <style:text-properties fo:font-weight="bold" officeooo:rsid="002bd170" style:font-weight-asian="bold" style:font-weight-complex="bold"/>
    </style:style>
    <style:style style:name="T14" style:family="text">
      <style:text-properties fo:font-weight="bold" officeooo:rsid="002c960b" style:font-weight-asian="bold" style:font-weight-complex="bold"/>
    </style:style>
    <style:style style:name="T15" style:family="text">
      <style:text-properties officeooo:rsid="0017ba1c"/>
    </style:style>
    <style:style style:name="T16" style:family="text">
      <style:text-properties officeooo:rsid="0018232b"/>
    </style:style>
    <style:style style:name="T17" style:family="text">
      <style:text-properties officeooo:rsid="00257cfe"/>
    </style:style>
    <style:style style:name="T18" style:family="text">
      <style:text-properties officeooo:rsid="0025e70f"/>
    </style:style>
    <style:style style:name="T19" style:family="text">
      <style:text-properties officeooo:rsid="002c96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8">Oficina</text:span>: <text:span text:style-name="T15">Docker Unleashed</text:span></text:p>
            <text:p text:style-name="P1"><text:span text:style-name="T8">Professor</text:span>: <text:span text:style-name="T15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5">Unleashed</text:span><text:span text:style-name="T9"> –</text:span><text:span text:style-name="T10"> </text:span><text:span text:style-name="T11">Tópicos Finais: Clair, </text:span><text:span text:style-name="T12">ZAP, Traefik, </text:span><text:span text:style-name="T13">Live Restore, </text:span><text:span text:style-name="T14">Tópicos Diversos.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0"/>
            <text:list xml:id="list1803020065" text:style-name="WWNum2">
              <text:list-item>
                <text:p text:style-name="P12"><text:span text:style-name="T19">Descrever o processo de análise de vulnerabilidade de contêineres com Clair</text:span></text:p>
              </text:list-item>
              <text:list-item>
                <text:p text:style-name="P14"><text:span text:style-name="T19">Descrever o processo de análise de vulnerabilidade de aplicações com Zed Attack Project.</text:span></text:p>
              </text:list-item>
              <text:list-item>
                <text:p text:style-name="P15">Entender o Balanceamento automatizado com Traefik;</text:p>
              </text:list-item>
              <text:list-item>
                <text:p text:style-name="P16">Live Restore.</text:p>
              </text:list-item>
            </text:list>
            <text:p text:style-name="P18"/>
          </table:table-cell>
          <table:table-cell table:style-name="Table1.A1" office:value-type="string">
            <text:p text:style-name="P1"/>
            <text:p text:style-name="P4">Documento de Apoio</text:p>
          </table:table-cell>
          <table:table-cell table:style-name="Table1.A1" office:value-type="string">
            <text:list xml:id="list3251068570" text:style-name="WWNum1">
              <text:list-item>
                <text:p text:style-name="P13">Explanação <text:span text:style-name="T19">acerca dos Conteúdos da aula.</text:span></text:p>
              </text:list-item>
            </text:list>
          </table:table-cell>
          <table:table-cell table:style-name="Table1.A1" office:value-type="string">
            <text:p text:style-name="P1"/>
            <text:p text:style-name="P1"><text:span text:style-name="T16">Freq</text:span>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9"/>
            <text:p text:style-name="P7"><text:span text:style-name="T7">MATTHIAS, KARL; KANE, SEAN. </text:span><text:span text:style-name="T6">Docker: Up &amp; Running</text:span><text:span text:style-name="T5">.</text:span><text:span text:style-name="T1"> (</text:span><text:span text:style-name="T2">2015</text:span><text:span text:style-name="T1">). </text:span><text:span text:style-name="T4">2</text:span><text:span text:style-name="T1">. ed. </text:span><text:span text:style-name="T2">NOVA IORQUE</text:span><text:span text:style-name="T1">: </text:span><text:span text:style-name="T3">O'Reilly Media</text:span><text:span text:style-name="T1">, </text:span><text:span text:style-name="T2">2015</text:span><text:span text:style-name="T1">.</text:span></text:p>
            <text:p text:style-name="P8"/>
            <text:p text:style-name="P1"/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8-04-10T22:57:53.517136208</dc:date>
    <meta:editing-duration>PT40M19S</meta:editing-duration>
    <meta:editing-cycles>23</meta:editing-cycles>
    <meta:document-statistic meta:table-count="1" meta:image-count="0" meta:object-count="0" meta:page-count="2" meta:paragraph-count="16" meta:word-count="87" meta:character-count="604" meta:non-whitespace-character-count="535"/>
  </office:meta>
</office:document-meta>
</file>